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9d1592" officeooo:paragraph-rsid="00ca0ed4"/>
    </style:style>
    <style:style style:name="P3" style:family="paragraph" style:parent-style-name="Text_20_body">
      <style:text-properties officeooo:rsid="00ca0ed4" officeooo:paragraph-rsid="00ca0ed4"/>
    </style:style>
    <style:style style:name="P4" style:family="paragraph" style:parent-style-name="Text_20_body">
      <style:text-properties officeooo:rsid="00ca0ed4" officeooo:paragraph-rsid="00cb7327"/>
    </style:style>
    <style:style style:name="P5" style:family="paragraph" style:parent-style-name="Text_20_body">
      <style:text-properties officeooo:rsid="00cb03dc" officeooo:paragraph-rsid="00cb03dc"/>
    </style:style>
    <style:style style:name="P6" style:family="paragraph" style:parent-style-name="Text_20_body">
      <style:text-properties officeooo:rsid="00cb03dc" officeooo:paragraph-rsid="00ce6278"/>
    </style:style>
    <style:style style:name="P7" style:family="paragraph" style:parent-style-name="Text_20_body">
      <style:text-properties officeooo:rsid="00cd60ed" officeooo:paragraph-rsid="00cd60ed"/>
    </style:style>
    <style:style style:name="P8" style:family="paragraph" style:parent-style-name="Text_20_body">
      <style:text-properties officeooo:rsid="00ce6278" officeooo:paragraph-rsid="00ce6278"/>
    </style:style>
    <style:style style:name="P9" style:family="paragraph" style:parent-style-name="Text_20_body">
      <style:text-properties officeooo:rsid="00ce6278" officeooo:paragraph-rsid="00d6fcea"/>
    </style:style>
    <style:style style:name="P10" style:family="paragraph" style:parent-style-name="Text_20_body">
      <style:text-properties officeooo:rsid="00ce6278" officeooo:paragraph-rsid="00e54123"/>
    </style:style>
    <style:style style:name="P11" style:family="paragraph" style:parent-style-name="Text_20_body">
      <style:text-properties officeooo:rsid="00ce6278" officeooo:paragraph-rsid="00e62250"/>
    </style:style>
    <style:style style:name="P12" style:family="paragraph" style:parent-style-name="Text_20_body">
      <style:text-properties officeooo:rsid="00d2a83e" officeooo:paragraph-rsid="00d2a83e"/>
    </style:style>
    <style:style style:name="P13" style:family="paragraph" style:parent-style-name="Text_20_body">
      <style:text-properties officeooo:paragraph-rsid="00d2e048"/>
    </style:style>
    <style:style style:name="P14" style:family="paragraph" style:parent-style-name="Text_20_body">
      <style:text-properties officeooo:rsid="00e62250" officeooo:paragraph-rsid="00e62250"/>
    </style:style>
    <style:style style:name="P15" style:family="paragraph" style:parent-style-name="Standard">
      <style:text-properties officeooo:rsid="00e679de" officeooo:paragraph-rsid="00e679de"/>
    </style:style>
    <style:style style:name="P16" style:family="paragraph" style:parent-style-name="Text_20_body">
      <style:paragraph-properties fo:margin-left="0.5in" fo:margin-right="0in" fo:text-indent="0in" style:auto-text-indent="false"/>
      <style:text-properties officeooo:rsid="00cb03dc" officeooo:paragraph-rsid="00cb03dc"/>
    </style:style>
    <style:style style:name="P17" style:family="paragraph" style:parent-style-name="Preformatted_20_Text">
      <style:paragraph-properties fo:margin-left="0.5in" fo:margin-right="0in" fo:text-indent="0in" style:auto-text-indent="false"/>
      <style:text-properties officeooo:rsid="00cb03dc" officeooo:paragraph-rsid="00cb03dc"/>
    </style:style>
    <style:style style:name="P18" style:family="paragraph" style:parent-style-name="Preformatted_20_Text">
      <style:paragraph-properties fo:margin-left="0.5in" fo:margin-right="0in" fo:text-indent="0in" style:auto-text-indent="false"/>
      <style:text-properties officeooo:paragraph-rsid="00cb03dc"/>
    </style:style>
    <style:style style:name="P19" style:family="paragraph" style:parent-style-name="Preformatted_20_Text">
      <style:paragraph-properties fo:margin-left="0.5in" fo:margin-right="0in" fo:text-indent="0in" style:auto-text-indent="false"/>
      <style:text-properties officeooo:rsid="00ce6278" officeooo:paragraph-rsid="00d2a83e"/>
    </style:style>
    <style:style style:name="P20" style:family="paragraph" style:parent-style-name="Preformatted_20_Text">
      <style:paragraph-properties fo:margin-left="0.5in" fo:margin-right="0in" fo:text-indent="0in" style:auto-text-indent="false"/>
      <style:text-properties officeooo:rsid="00ce6278" officeooo:paragraph-rsid="00e62250"/>
    </style:style>
    <style:style style:name="P21" style:family="paragraph" style:parent-style-name="Preformatted_20_Text">
      <style:paragraph-properties fo:margin-left="0.5in" fo:margin-right="0in" fo:text-indent="0in" style:auto-text-indent="false"/>
      <style:text-properties officeooo:rsid="00ce6278" officeooo:paragraph-rsid="00e54123"/>
    </style:style>
    <style:style style:name="P22" style:family="paragraph" style:parent-style-name="Preformatted_20_Text">
      <style:paragraph-properties fo:margin-left="0.5in" fo:margin-right="0in" fo:text-indent="0in" style:auto-text-indent="false"/>
      <style:text-properties officeooo:rsid="00cd60ed" officeooo:paragraph-rsid="00cd60ed"/>
    </style:style>
    <style:style style:name="P23" style:family="paragraph" style:parent-style-name="Preformatted_20_Text">
      <style:paragraph-properties fo:margin-left="0.5in" fo:margin-right="0in" fo:text-indent="0in" style:auto-text-indent="false"/>
      <style:text-properties officeooo:rsid="00e62250" officeooo:paragraph-rsid="00e62250"/>
    </style:style>
    <style:style style:name="P24" style:family="paragraph" style:parent-style-name="Preformatted_20_Text">
      <style:paragraph-properties fo:margin-left="0.5in" fo:margin-right="0in" fo:margin-top="0in" fo:margin-bottom="0in" loext:contextual-spacing="false" fo:text-indent="0in" style:auto-text-indent="false"/>
    </style:style>
    <style:style style:name="P25" style:family="paragraph" style:parent-style-name="Preformatted_20_Text">
      <style:paragraph-properties fo:margin-left="0.5in" fo:margin-right="0in" fo:margin-top="0in" fo:margin-bottom="0in" loext:contextual-spacing="false" fo:text-indent="0in" style:auto-text-indent="false"/>
      <style:text-properties officeooo:paragraph-rsid="00cfbce1"/>
    </style:style>
    <style:style style:name="P26" style:family="paragraph" style:parent-style-name="Preformatted_20_Text">
      <style:paragraph-properties fo:margin-left="0.5in" fo:margin-right="0in" fo:margin-top="0in" fo:margin-bottom="0in" loext:contextual-spacing="false" fo:text-indent="0in" style:auto-text-indent="false"/>
      <style:text-properties officeooo:paragraph-rsid="00d9d9fd"/>
    </style:style>
    <style:style style:name="P27" style:family="paragraph" style:parent-style-name="Preformatted_20_Text">
      <style:paragraph-properties fo:margin-left="0.5in" fo:margin-right="0in" fo:margin-top="0in" fo:margin-bottom="0in" loext:contextual-spacing="false" fo:text-indent="0in" style:auto-text-indent="false"/>
      <style:text-properties officeooo:paragraph-rsid="00e62250"/>
    </style:style>
    <style:style style:name="P28" style:family="paragraph" style:parent-style-name="Preformatted_20_Text">
      <style:paragraph-properties fo:margin-left="0.5in" fo:margin-right="0in" fo:margin-top="0in" fo:margin-bottom="0in" loext:contextual-spacing="false" fo:text-indent="0in" style:auto-text-indent="false"/>
      <style:text-properties fo:color="#000000"/>
    </style:style>
    <style:style style:name="P29" style:family="paragraph" style:parent-style-name="Preformatted_20_Text">
      <style:paragraph-properties fo:margin-left="0.5in" fo:margin-right="0in" fo:margin-top="0in" fo:margin-bottom="0.1965in" loext:contextual-spacing="false" fo:text-indent="0in" style:auto-text-indent="false"/>
    </style:style>
    <style:style style:name="P30" style:family="paragraph" style:parent-style-name="Preformatted_20_Text">
      <style:paragraph-properties fo:margin-left="0.5in" fo:margin-right="0in" fo:margin-top="0in" fo:margin-bottom="0.1965in" loext:contextual-spacing="false" fo:text-indent="0in" style:auto-text-indent="false"/>
      <style:text-properties officeooo:paragraph-rsid="00e62250"/>
    </style:style>
    <style:style style:name="P31" style:family="paragraph" style:parent-style-name="Standard">
      <style:text-properties officeooo:rsid="00e679de" officeooo:paragraph-rsid="00e679de"/>
    </style:style>
    <style:style style:name="P32" style:family="paragraph" style:parent-style-name="Text_20_body">
      <style:text-properties officeooo:rsid="00ca0ed4" officeooo:paragraph-rsid="00ea0428"/>
    </style:style>
    <style:style style:name="P33" style:family="paragraph" style:parent-style-name="Text_20_body">
      <style:text-properties officeooo:rsid="00cb7327" officeooo:paragraph-rsid="00cb7327"/>
    </style:style>
    <style:style style:name="P34" style:family="paragraph" style:parent-style-name="Text_20_body">
      <style:text-properties officeooo:rsid="00d2a83e" officeooo:paragraph-rsid="00d2e048"/>
    </style:style>
    <style:style style:name="P35" style:family="paragraph" style:parent-style-name="Text_20_body">
      <style:text-properties officeooo:rsid="00d2a83e" officeooo:paragraph-rsid="00d6fcea"/>
    </style:style>
    <style:style style:name="P36" style:family="paragraph" style:parent-style-name="Text_20_body">
      <style:text-properties officeooo:rsid="00e62250" officeooo:paragraph-rsid="00e62250"/>
    </style:style>
    <style:style style:name="P37" style:family="paragraph" style:parent-style-name="Text_20_body">
      <style:text-properties officeooo:rsid="00e598cd" officeooo:paragraph-rsid="00ea0428"/>
    </style:style>
    <style:style style:name="P38" style:family="paragraph" style:parent-style-name="Heading_20_2">
      <style:text-properties officeooo:rsid="00e91d1a" officeooo:paragraph-rsid="00e91d1a"/>
    </style:style>
    <style:style style:name="P39" style:family="paragraph" style:parent-style-name="Heading_20_3">
      <style:text-properties officeooo:paragraph-rsid="00dccca8"/>
    </style:style>
    <style:style style:name="P40" style:family="paragraph" style:parent-style-name="Heading_20_3">
      <style:text-properties officeooo:rsid="00d9b44a" officeooo:paragraph-rsid="00d2a83e"/>
    </style:style>
    <style:style style:name="P41" style:family="paragraph" style:parent-style-name="Heading_20_3">
      <style:text-properties officeooo:rsid="00e62250" officeooo:paragraph-rsid="00e54123"/>
    </style:style>
    <style:style style:name="P42" style:family="paragraph" style:parent-style-name="Preformatted_20_Text">
      <style:paragraph-properties fo:margin-left="0.5in" fo:margin-right="0in" fo:text-indent="0in" style:auto-text-indent="false"/>
      <style:text-properties fo:color="#000000" officeooo:rsid="00ce6278" officeooo:paragraph-rsid="00ce6278"/>
    </style:style>
    <style:style style:name="P43" style:family="paragraph" style:parent-style-name="Preformatted_20_Text">
      <style:paragraph-properties fo:margin-left="0.5in" fo:margin-right="0in" fo:text-indent="0in" style:auto-text-indent="false"/>
      <style:text-properties fo:color="#000000" officeooo:rsid="00ce6278" officeooo:paragraph-rsid="00e62250"/>
    </style:style>
    <style:style style:name="T1" style:family="text">
      <style:text-properties officeooo:rsid="00ca0ed4"/>
    </style:style>
    <style:style style:name="T2" style:family="text">
      <style:text-properties fo:color="#000080"/>
    </style:style>
    <style:style style:name="T3" style:family="text">
      <style:text-properties fo:color="#c0c0c0"/>
    </style:style>
    <style:style style:name="T4" style:family="text">
      <style:text-properties fo:color="#000000"/>
    </style:style>
    <style:style style:name="T5" style:family="text">
      <style:text-properties fo:color="#808000"/>
    </style:style>
    <style:style style:name="T6" style:family="text">
      <style:text-properties fo:color="#808000" officeooo:rsid="00ce5ab4"/>
    </style:style>
    <style:style style:name="T7" style:family="text">
      <style:text-properties fo:color="#800080"/>
    </style:style>
    <style:style style:name="T8" style:family="text">
      <style:text-properties fo:color="#800080" officeooo:rsid="00cb03dc"/>
    </style:style>
    <style:style style:name="T9" style:family="text">
      <style:text-properties fo:color="#008000"/>
    </style:style>
    <style:style style:name="T10" style:family="text">
      <style:text-properties officeooo:rsid="00ce6278"/>
    </style:style>
    <style:style style:name="T11" style:family="text">
      <style:text-properties officeooo:rsid="00d2a83e"/>
    </style:style>
    <style:style style:name="T12" style:family="text">
      <style:text-properties fo:color="#800000"/>
    </style:style>
    <style:style style:name="T13" style:family="text">
      <style:text-properties officeooo:rsid="00dccca8"/>
    </style:style>
    <style:style style:name="T14" style:family="text">
      <style:text-properties officeooo:rsid="00e91d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2">Introduction</text:h>
      <text:p text:style-name="P1">190<text:span text:style-name="T14">916</text:span>, updated <text:span text:style-name="T14">16</text:span>.<text:span text:style-name="T14">9</text:span>.2019/pekka</text:p>
      <text:p text:style-name="P32">There</text:p>
      <text:p text:style-name="P32"/>
      <text:p text:style-name="P37">iocafe pins - interface to GPIO, ADC/DAC, PWM, etc. </text:p>
      <text:p text:style-name="P37"/>
      <text:p text:style-name="P37">COMPLETELY ON DRAFTING/PLANNING STAGE, NOT USEFUL.</text:p>
      <text:p text:style-name="P37"/>
      <text:p text:style-name="P37">Function of the "pins" is to:</text:p>
      <text:p text:style-name="P37">- Provide an application with hardware independent access to GPIO, analogs, PWM, timers, etc.</text:p>
      <text:p text:style-name="P37">- Provide subs to call forward hardware dependent IO library, like pigpio on Raspberry PI, HAL on STM32, IO simulation on PC and so forth.</text:p>
      <text:p text:style-name="P37">- Provide way to</text:p>
      <text:p text:style-name="P37"/>
      <text:p text:style-name="P37">Some ideas about implementation</text:p>
      <text:p text:style-name="P37">- Hardware speficic IO headers are not included in application (except when there is need to bypass "pins").</text:p>
      <text:p text:style-name="P37">- Harsware addressess, etc. need to be mapped to application at some point. Open question is do we simply write this information as one C file, or do we write it as JSON and then generate the C file automatically by Python. Latter would enable using the PIN information to automate: generate documentation about IO pin addresses, to au</text:p>
      <text:p text:style-name="P37"/>
      <text:p text:style-name="P37">About JSON configuration option.</text:p>
      <text:p text:style-name="P37">- Simple case: WORK_LIGHT binary output turns on the lights. </text:p>
      <text:p text:style-name="P37">- Hardware identifies the WORK_LIGHT by one or more parameters. This can be plain address, or bank number and pin within bank. Then we may have some parameters related to IO item. Hard to think what these would be for binary output, but already for binary input LIGHT_SWITCH these could be sensing speed to filter out very short pulses, etc. For analog inputt, PWMs, etc, there can be a lot of parameters.</text:p>
      <text:p text:style-name="P37">- So one pin, or more generally IO item, can be configured by NAME, TYPE and set of parameters. For example:</text:p>
      <text:p text:style-name="P37"><text:s text:c="4"/>WORK_LIGHT BOUT BANK=1 ADDR=3</text:p>
      <text:p text:style-name="P37"><text:s text:c="4"/>LIGHT_SWITCH BIN BANK=4 ADDR=2 SPEED=3</text:p>
      <text:p text:style-name="P37"/>
      <text:p text:style-name="P37">- This would define names, types and addressess. Some parameters can be changed while the code runs, like speed.</text:p>
      <text:p text:style-name="P37">- Since this is hardware dependent definition, we can get by with assumption that name is a string</text:p>
      <text:p text:style-name="P37">- Type is one of list BOUT, BIN, AOUT, AIN, PWM...</text:p>
      <text:p text:style-name="P37">- Parameter name is on in the list BANK, ADDR, SPEED...</text:p>
      <text:p text:style-name="P37">- Parameter values are always integers</text:p>
      <text:p text:style-name="P37"/>
      <text:p text:style-name="P37">From this JSON file, let's call this alice.json, we can automatically generate a C header and code files, which contain this info, for example alice.h:</text:p>
      <text:p text:style-name="P37"/>
      <text:p text:style-name="P37"><text:soft-page-break/>extern const Pin alice_WORK_LIGHT;</text:p>
      <text:p text:style-name="P37">extern const Pin alice_LIGHT_SWITCH;</text:p>
      <text:p text:style-name="P37">extern const Pin alice_GARAGE_DOOR_SWITCH;</text:p>
      <text:p text:style-name="P37"/>
      <text:p text:style-name="P37">And in C file</text:p>
      <text:p text:style-name="P37"/>
      <text:p text:style-name="P37">/* Parameters for pins, do not use const, these can be modified.</text:p>
      <text:p text:style-name="P37"><text:s/>*/</text:p>
      <text:p text:style-name="P37">static os_short alice_prm_LIGHT_SWITCH[] = {PIN_SPEED, 3};</text:p>
      <text:p text:style-name="P37">static os_short alice_prm_GARAGE_DOOR_SWITCH[] = {PIN_SPEED, 5, PIN_DELAY, 1};</text:p>
      <text:p text:style-name="P37"/>
      <text:p text:style-name="P37">/* Parameters for pins, do not use const, these can be modified.</text:p>
      <text:p text:style-name="P37"><text:s/>*/</text:p>
      <text:p text:style-name="P37">const Pin alice_WORK_LIGHT = {"WORK_LIGHT", PIN_BOUT, 5|(3 &lt;&lt; 8), OS_NULL, 0);</text:p>
      <text:p text:style-name="P37">const Pin alice_LIGHT_SWITCH = {"LIGHT_SWITCH", PIN_BIN, 4|(2 &lt;&lt; 8), alice_prm_LIGHT_SWITCH, sizeof(alice_prm_LIGHT_SWITCH)/sizeof(os_short));</text:p>
      <text:p text:style-name="P37">const Pin alice_GARAGE_DOOR_SWITCH = {"GARAGE_DOOR_SWITCH", PIN_BIN, 4|(7 &lt;&lt; 2), alice__GARAGE_DOOR_SWITCH, sizeof(alice_prm_GARAGE_DOOR_SWITCH)/sizeof(os_short));</text:p>
      <text:p text:style-name="P37"/>
      <text:p text:style-name="P37">Bank and pin address are encoded as sigle integer. Bank number 0 means that bank is not used, bank 1 translates to as text to "BANK A", bank 2 to "BANK B"...</text:p>
      <text:p text:style-name="P37"/>
      <text:p text:style-name="P37">I prefix everything with some version of "pin", this is to avoid using global symbols which have been already used by some other library, etc, in the same binary.</text:p>
      <text:p text:style-name="P37"/>
      <text:p text:style-name="P37"/>
      <text:p text:style-name="P37">or do we write it as JSON and then generate the C file automatically by Python. Latter would enable using the PIN information to automate: generate documentation about IO pin addresses, to au</text:p>
      <text:p text:style-name="P37"/>
      <text:p text:style-name="P37">Functions.</text:p>
      <text:p text:style-name="P37">- pin_set(Pin *pin, os_int state); Set pin state</text:p>
      <text:p text:style-name="P37">- os_int pin_bin_get(Pin *pin); Get pin state</text:p>
      <text:p text:style-name="P37">- pin_set_prm(Pin *pin, pinPrmEnum prm, os_int value); Modify IO pin parameter</text:p>
      <text:p text:style-name="P37">- os_int pin_get_prm(Pin *pin, pinPrmEnum prm); Get value of IO pin parmeter</text:p>
      <text:p text:style-name="P37">- pin_get_info(Pin *pin, os_int flags, os_char *buf, os_memsz buf_sz); Get info in printable for according to flags</text:p>
      <text:p text:style-name="P37"/>
      <text:p text:style-name="P37"/>
      <text:p text:style-name="P37">Then we needs a normal header file in pins library, like "pin_defs.h":</text:p>
      <text:p text:style-name="P37"/>
      <text:p text:style-name="P37">typedef enum</text:p>
      <text:p text:style-name="P37">{</text:p>
      <text:p text:style-name="P37"><text:s text:c="4"/>PIN_BIN,</text:p>
      <text:p text:style-name="P37"><text:s text:c="4"/>PIN_BOUT,</text:p>
      <text:p text:style-name="P37"><text:s text:c="4"/>PIN_AIN,</text:p>
      <text:p text:style-name="P37"><text:soft-page-break/><text:s text:c="4"/>PIN_AOUT,</text:p>
      <text:p text:style-name="P37"><text:s text:c="4"/>PIN_PWM,</text:p>
      <text:p text:style-name="P37"><text:s text:c="4"/>PIN_TIMER,</text:p>
      <text:p text:style-name="P37">...</text:p>
      <text:p text:style-name="P37">}</text:p>
      <text:p text:style-name="P37">pinType;</text:p>
      <text:p text:style-name="P37"/>
      <text:p text:style-name="P37">typedef enum</text:p>
      <text:p text:style-name="P37">{</text:p>
      <text:p text:style-name="P37"><text:s text:c="4"/>PIN_BANK,</text:p>
      <text:p text:style-name="P37"><text:s text:c="4"/>PIN_ADDR,</text:p>
      <text:p text:style-name="P37"><text:s text:c="4"/>PIN_SPEED,</text:p>
      <text:p text:style-name="P37"><text:s text:c="4"/>PIN_GROUP,</text:p>
      <text:p text:style-name="P37">...</text:p>
      <text:p text:style-name="P37">}</text:p>
      <text:p text:style-name="P37">pinPrm;</text:p>
      <text:p text:style-name="P37"/>
      <text:p text:style-name="P37">typedef struct Pin</text:p>
      <text:p text:style-name="P37">{</text:p>
      <text:p text:style-name="P37"><text:s text:c="4"/>os_char *name;</text:p>
      <text:p text:style-name="P37"><text:s text:c="4"/>pinType type;</text:p>
      <text:p text:style-name="P37"><text:s text:c="4"/>os_int codedaddr; /* Bank number and addres shifted left by 8 bits </text:p>
      <text:p text:style-name="P37"/>
      <text:p text:style-name="P37"><text:s text:c="4"/>os_short *prm</text:p>
      <text:p text:style-name="P37"><text:s text:c="4"/>os_char n_prm;</text:p>
      <text:p text:style-name="P37"/>
      <text:p text:style-name="P37"><text:s text:c="4"/>struct Pin *group_next;</text:p>
      <text:p text:style-name="P37"><text:s text:c="4"/>struct Pin *board_next;</text:p>
      <text:p text:style-name="P37">}</text:p>
      <text:p text:style-name="P37">Pin;</text:p>
      <text:p text:style-name="P37"/>
      <text:p text:style-name="P37">xxxxxxxxx</text:p>
      <text:p text:style-name="P37"/>
      <text:p text:style-name="P37">There is group_next and board_next. Often is handy to loop trough all pins, like when making memory map for IO com. Or reading group of inputs with one command. To facilitate this we can group pins together. Pins with same PIN_GROUP number set go generate linked list and all pins of IO board a second linked list.</text:p>
      <text:p text:style-name="P37"/>
      <text:p text:style-name="P37">These could appear in automatically generated .h file as:</text:p>
      <text:p text:style-name="P37"/>
      <text:p text:style-name="P37">extern const Pin *alice_pins; <text:s/>Pointer to first pin of alice board. We can loop trough pins by following board_next pointers.</text:p>
      <text:p text:style-name="P37"/>
      <text:p text:style-name="P37">extern const Pin *alice_group_1_pins; <text:s/>Pointer to first pin of group 1 on alice board. We can loop trough pins by following group_next pointers.</text:p>
      <text:p text:style-name="P37"><text:soft-page-break/></text:p>
      <text:p text:style-name="P37"/>
      <text:p text:style-name="P37">COMPLETELY ON DRAFTING STAGE, NOT USEFUL.</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16T02:24:14.840881997</dc:date>
    <meta:editing-duration>P2DT3H25M24S</meta:editing-duration>
    <meta:editing-cycles>191</meta:editing-cycles>
    <meta:generator>LibreOffice/6.2.4.2$Linux_X86_64 LibreOffice_project/20$Build-2</meta:generator>
    <meta:document-statistic meta:table-count="0" meta:image-count="0" meta:object-count="0" meta:page-count="4" meta:paragraph-count="84" meta:word-count="777" meta:character-count="4903" meta:non-whitespace-character-count="4127"/>
  </office:meta>
</office:document-meta>
</file>